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{{ title }}</text:span><text:span text:style-name="T1"/></text:h>
      <text:p text:style-name="Text_20_body" loext:marker-style-name="T1"><text:span text:style-name="T1">{%p for name in names %}</text:span><text:span text:style-name="T1"/></text:p>
      <text:p text:style-name="Text_20_body">Seu nome é {{ name }}</text:p>
      <text:p text:style-name="Text_20_body">{%p endfor %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renato</dc:creator>
    <meta:editing-cycles>21</meta:editing-cycles>
    <meta:creation-date>2023-11-10T08:24:00</meta:creation-date>
    <dc:date>2023-11-14T13:43:00</dc:date>
    <dc:language>pt-BR</dc:language>
    <meta:editing-duration>PT1H24M</meta:editing-duration>
    <meta:generator>LibreOffice/7.5.8.2$Linux_X86_64 LibreOffice_project/50$Build-2</meta:generator>
    <meta:document-statistic meta:table-count="0" meta:image-count="0" meta:object-count="0" meta:page-count="1" meta:paragraph-count="4" meta:word-count="18" meta:character-count="69" meta:non-whitespace-character-count="55"/>
    <meta:user-defined meta:name="AppVersion">16.0000</meta:user-defined>
    <meta:template xlink:type="simple" xlink:actuate="onRequest" xlink:title="Normal.dotm" xlink:href=""/>
  </office:meta>
</office:document-meta>
</file>